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c9c" officeooo:paragraph-rsid="00025c9c"/>
    </style:style>
    <style:style style:name="P2" style:family="paragraph" style:parent-style-name="Standard">
      <style:text-properties officeooo:rsid="00025c9c" officeooo:paragraph-rsid="00025c9c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fbd54" officeooo:paragraph-rsid="00046311"/>
    </style:style>
    <style:style style:name="T1" style:family="text">
      <style:text-properties officeooo:rsid="000311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 : {{NAME}}</text:p>
      <text:p text:style-name="P1"/>
      <text:p text:style-name="P1">Address : {{ADDRESS}}</text:p>
      <text:p text:style-name="P1"/>
      <text:p text:style-name="P1">Ceci n’est pas sousligner mais {{UNDER_A_ceci l’est}} plus ceci ne l’est plus {{UNDER_B_est le voici de retour}} mais il est partie <text:span text:style-name="T1">{{UNDER_C_est il est toujours pas la}}.</text:span></text:p>
      <text:p text:style-name="P1"/>
      <text:p text:style-name="P3">J'ai {{IF_MANGER_THEN_pas faim_ELSE_très faim_END}} aujourd'hui.</text:p>
      <text:p text:style-name="P3"/>
      <text:p text:style-name="P3">J'ai {{IF_FAIM_THEN_plutot faim_ELSE_mal au ventre_END}} aujourd'hu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1:02:25.677344854</meta:creation-date>
    <dc:date>2022-01-20T10:45:58.031966026</dc:date>
    <meta:editing-duration>PT4M2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5" meta:word-count="44" meta:character-count="338" meta:non-whitespace-character-count="299"/>
  </office:meta>
</office:document-meta>
</file>